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 Sans" svg:font-family="'Open Sans', sans-serif"/>
    <style:font-face style:name="Roboto Slab" svg:font-family="'Roboto Slab', sans-serif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.508cm" fo:margin-bottom="0.339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eaecef"/>
      <style:text-properties fo:font-variant="normal" fo:text-transform="none" fo:color="#24292e" loext:opacity="100%" style:font-name="apple-system" fo:letter-spacing="normal" fo:font-style="normal" fo:font-weight="normal"/>
    </style:style>
    <style:style style:name="P2" style:family="paragraph" style:parent-style-name="Heading_20_2">
      <style:text-properties fo:font-variant="normal" fo:text-transform="none" fo:color="#333333" loext:opacity="100%" style:font-name="Roboto Slab" fo:letter-spacing="normal" fo:font-style="normal" fo:font-weight="normal"/>
    </style:style>
    <style:style style:name="P3" style:family="paragraph" style:parent-style-name="Heading_20_2">
      <style:paragraph-properties fo:margin-left="0cm" fo:margin-right="0cm" fo:margin-top="0.508cm" fo:margin-bottom="0.339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eaecef"/>
      <style:text-properties fo:font-variant="normal" fo:text-transform="none" fo:color="#24292e" loext:opacity="100%" style:font-name="apple-system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.318cm" fo:margin-bottom="0.247cm" style:contextual-spacing="false" fo:text-align="start" style:justify-single-word="false" fo:orphans="2" fo:widows="2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.339cm" style:contextual-spacing="false" fo:orphans="2" fo:widows="2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7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8" style:family="paragraph" style:parent-style-name="Text_20_body">
      <style:paragraph-properties fo:margin-top="0cm" fo:margin-bottom="0.247cm" style:contextual-spacing="false" fo:text-align="start" style:justify-single-word="false" fo:orphans="2" fo:widows="2"/>
    </style:style>
    <style:style style:name="P9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333333" loext:opacity="100%" style:font-name="Open Sans" fo:font-size="8.39999961853027pt" fo:letter-spacing="normal" fo:font-style="normal" fo:font-weight="normal"/>
    </style:style>
    <style:style style:name="T1" style:family="text">
      <style:text-properties fo:color="#b1010d" loext:opacity="100%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333333" loext:opacity="100%" style:font-name="Open Sans" fo:font-size="8.39999961853027pt" fo:letter-spacing="normal" fo:font-style="normal" fo:font-weight="normal"/>
    </style:style>
    <style:style style:name="T3" style:family="text">
      <style:text-properties fo:font-variant="normal" fo:text-transform="none" fo:color="#b1010d" loext:opacity="100%" style:text-line-through-style="none" style:text-line-through-type="none" style:font-name="Open Sans" fo:font-size="8.39999961853027pt" fo:letter-spacing="normal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24292e" loext:opacity="100%" style:font-name="apple-system" fo:font-size="9.60000038146973pt" fo:letter-spacing="normal" fo:font-style="normal" fo:font-weight="normal"/>
    </style:style>
    <style:style style:name="T5" style:family="text">
      <style:text-properties fo:font-variant="normal" fo:text-transform="none" fo:color="#24292e" loext:opacity="100%" style:font-name="apple-system" fo:font-size="9.60000038146973pt" fo:letter-spacing="normal" fo:font-style="normal" fo:font-weight="bold"/>
    </style:style>
    <style:style style:name="T6" style:family="text">
      <style:text-properties fo:font-variant="normal" fo:text-transform="none" fo:color="#24292e" loext:opacity="100%" style:font-name="SFMono-Regular" fo:font-size="7.80000019073486pt" fo:letter-spacing="normal" fo:font-style="normal" fo:font-weight="normal" loext:padding="0cm" loext:border="none"/>
    </style:style>
    <style:style style:name="Sect1" style:family="section">
      <style:section-properties fo:background-color="#ffffff" fo:margin-left="0cm" fo:margin-right="0cm" style:editable="false">
        <style:columns fo:column-count="1" fo:column-gap="0cm"/>
        <style:background-image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Ejercicios sesión 8</text:h>
      <text:section text:style-name="Sect1" text:name="intro">
        <text:p text:style-name="P4"/>
        <text:section text:style-name="Sect2" text:name="yui_3_17_2_1_1666026254804_57">
          <text:p text:style-name="P8">Para esta sesión, deberéis realizar el ejercicio 1 de los <text:a xlink:type="simple" xlink:href="https://nachoiborraies.github.io/laravel/md/es/06ejercicios" text:style-name="Internet_20_link" text:visited-style-name="Visited_20_Internet_20_Link"><text:span text:style-name="T1">apuntes</text:span></text:a> de la sesión, sobre el proyecto <text:span text:style-name="Emphasis">blog</text:span> que venimos desarrollando de sesiones previas.</text:p>
          <text:p text:style-name="P8"><text:span text:style-name="T2">Quienes hayáis realizado todas las entregas del curso, no tenéis que hacer nada más que ese ejercicio. Para quienes tengáis alguna entrega pendiente, se propone como entrega alternativa el Ejercicio 2 sobre autenticación basada en tokens, que podéis consultar </text:span><text:a xlink:type="simple" xlink:href="https://nachoiborraies.github.io/laravel/md/es/07ejercicios2" text:style-name="Internet_20_link" text:visited-style-name="Visited_20_Internet_20_Link"><text:span text:style-name="T3">aquí</text:span></text:a><text:span text:style-name="T2">. Deberéis leer este </text:span><text:a xlink:type="simple" xlink:href="https://nachoiborraies.github.io/laravel/md/es/07b" text:style-name="Internet_20_link" text:visited-style-name="Visited_20_Internet_20_Link"><text:span text:style-name="T3">documento</text:span></text:a><text:span text:style-name="T2"> de los apuntes y crear un pequeño proyecto con una API REST que deberemos proteger usando uno de los dos mecanismos explicados en los apartados 3 y 4 (el que prefiráis).</text:span></text:p>
          <text:p text:style-name="P9">Como entrega, debéis adjuntar un archivo ZIP por ejercicio (obligatoriamente el ZIP del ejercicio 1 y, adicionalmente y de forma optativa, el del ejercicio 2), tal y como se indican en los enunciados de ambos ejercicios.</text:p>
        </text:section>
      </text:section>
      <text:p text:style-name="Standard"/>
      <text:h text:style-name="P1" text:outline-level="1"><text:bookmark text:name="ejercicios-propuestos---parte-6"/>Ejercicios propuestos - Parte 6</text:h>
      <text:h text:style-name="P3" text:outline-level="2"><text:bookmark text:name="ejercicio-1"/>Ejercicio 1</text:h>
      <text:p text:style-name="P5"><text:span text:style-name="T4">Sobre el proyecto </text:span><text:span text:style-name="Strong_20_Emphasis"><text:span text:style-name="T5">blog</text:span></text:span><text:span text:style-name="T4"> de la sesión anterior, vamos a añadir estos cambios:</text:span></text:p>
      <text:list xml:id="list3399347436" text:style-name="L1">
        <text:list-item>
          <text:p text:style-name="P7"><text:span text:style-name="T4">Crea un controlador de tipo </text:span><text:span text:style-name="Emphasis"><text:span text:style-name="T4">api</text:span></text:span><text:span text:style-name="T4"> llamado </text:span><text:span text:style-name="Source_20_Text"><text:span text:style-name="T6">PostController</text:span></text:span><text:span text:style-name="T4"> en la carpeta </text:span><text:span text:style-name="Source_20_Text"><text:span text:style-name="T6">App\Http\Controllers\Api</text:span></text:span><text:span text:style-name="T4">, asociado al modelo </text:span><text:span text:style-name="Source_20_Text"><text:span text:style-name="T6">Post</text:span></text:span><text:span text:style-name="T4"> que ya tenemos de sesiones previas. Rellena los métodos </text:span><text:span text:style-name="Source_20_Text"><text:span text:style-name="T6">index</text:span></text:span><text:span text:style-name="T4">, </text:span><text:span text:style-name="Source_20_Text"><text:span text:style-name="T6">show</text:span></text:span><text:span text:style-name="T4">, </text:span><text:span text:style-name="Source_20_Text"><text:span text:style-name="T6">store</text:span></text:span><text:span text:style-name="T4">, </text:span><text:span text:style-name="Source_20_Text"><text:span text:style-name="T6">update</text:span></text:span><text:span text:style-name="T4"> y </text:span><text:span text:style-name="Source_20_Text"><text:span text:style-name="T6">destroy</text:span></text:span><text:span text:style-name="T4"> para que, respectivamente, hagan lo siguiente:</text:span></text:p>
          <text:list>
            <text:list-item>
              <text:p text:style-name="P7"><text:span text:style-name="Source_20_Text"><text:span text:style-name="T6">index</text:span></text:span><text:span text:style-name="T4"> deberá devolver en formato JSON el listado de todos los posts, con un código 200</text:span></text:p>
            </text:list-item>
            <text:list-item>
              <text:p text:style-name="P7"><text:span text:style-name="Source_20_Text"><text:span text:style-name="T6">show</text:span></text:span><text:span text:style-name="T4"> deberá devolver la información del post que recibe, con un código 200</text:span></text:p>
            </text:list-item>
            <text:list-item>
              <text:p text:style-name="P7"><text:span text:style-name="Source_20_Text"><text:span text:style-name="T6">store</text:span></text:span><text:span text:style-name="T4"> deberá insertar un nuevo post con los datos recibidos, con un código 201, y utilizando el validador de posts que hiciste en la sesión 6. Para el usuario creador del post, pásale como parámetro JSON un usuario cualquiera de la base de datos.</text:span></text:p>
            </text:list-item>
            <text:list-item>
              <text:p text:style-name="P7"><text:span text:style-name="Source_20_Text"><text:span text:style-name="T6">put</text:span></text:span><text:span text:style-name="T4"> deberá modificar los campos del post recibidos, con un código 200, y empleando también el validador de posts que hiciste en la sesión 6.</text:span></text:p>
            </text:list-item>
            <text:list-item>
              <text:p text:style-name="P7"><text:span text:style-name="Source_20_Text"><text:span text:style-name="T6">destroy</text:span></text:span><text:span text:style-name="T4"> deberá eliminar el post recibido, devolviendo </text:span><text:span text:style-name="Emphasis"><text:span text:style-name="T4">null</text:span></text:span><text:span text:style-name="T4"> con un código 204</text:span></text:p>
            </text:list-item>
          </text:list>
        </text:list-item>
        <text:list-item>
          <text:p text:style-name="P7"><text:span text:style-name="T4">Crea una colección en </text:span><text:span text:style-name="Emphasis"><text:span text:style-name="T4">Thunder Client</text:span></text:span><text:span text:style-name="T4"> llamada </text:span><text:span text:style-name="Source_20_Text"><text:span text:style-name="T6">Blog</text:span></text:span><text:span text:style-name="T4"> que defina una petición para cada uno de los cinco servicios implementados. Comprueba que funcionan correctamente y exporta la colección a un archivo.</text:span></text:p>
        </text:list-item>
      </text:list>
      <text:p text:style-name="P5"><text:span text:style-name="Strong_20_Emphasis"><text:span text:style-name="T5">¿Qué entregar?</text:span></text:span></text:p>
      <text:p text:style-name="P6"><text:span text:style-name="T4">Como entrega de esta sesión deberás comprimir el proyecto </text:span><text:span text:style-name="Strong_20_Emphasis"><text:span text:style-name="T5">blog</text:span></text:span><text:span text:style-name="T4"> con los cambios incorporados, y eliminando las carpetas </text:span><text:span text:style-name="Source_20_Text"><text:span text:style-name="T6">vendor</text:span></text:span><text:span text:style-name="T4"> y </text:span><text:span text:style-name="Source_20_Text"><text:span text:style-name="T6">node_modules</text:span></text:span><text:span text:style-name="T4"> como se explicó en las sesiones anteriores. Añade dentro también la colección </text:span><text:span text:style-name="Emphasis"><text:span text:style-name="T4">Thunder Client</text:span></text:span><text:span text:style-name="T4"> para probar los servicios. Renombra el archivo comprimido a </text:span><text:span text:style-name="Source_20_Text"><text:span text:style-name="T6">blog_08.zip</text:span></text:span><text:span text:style-name="T4">.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 Sans" svg:font-family="'Open Sans', sans-serif"/>
    <style:font-face style:name="Roboto Slab" svg:font-family="'Roboto Slab', sans-serif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7T19:04:35.912000000</meta:creation-date>
    <dc:date>2022-10-17T19:05:56.306000000</dc:date>
    <meta:editing-duration>PT1M21S</meta:editing-duration>
    <meta:editing-cycles>1</meta:editing-cycles>
    <meta:document-statistic meta:table-count="0" meta:image-count="0" meta:object-count="0" meta:page-count="1" meta:paragraph-count="16" meta:word-count="390" meta:character-count="2376" meta:non-whitespace-character-count="2009"/>
    <meta:generator>LibreOffice/7.0.3.1$Windows_X86_64 LibreOffice_project/d7547858d014d4cf69878db179d326fc3483e082</meta:generator>
  </office:meta>
</office:document-meta>
</file>